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2D09BFB660B6E2E7E37.png" manifest:media-type="image/png"/>
  <manifest:file-entry manifest:full-path="Pictures/10000201000002B4000002D22C92EE44537ED598.png" manifest:media-type="image/png"/>
  <manifest:file-entry manifest:full-path="Pictures/10009D860000580400005BEC80399CB5D4803C15.svg" manifest:media-type="image/svg+xml"/>
  <manifest:file-entry manifest:full-path="Pictures/1000A62E0000590000005C4C995794D34CC5AF7B.svg" manifest:media-type="image/svg+xml"/>
  <manifest:file-entry manifest:full-path="Pictures/10009DD00000590000005BF7E9061D1626D03E45.svg" manifest:media-type="image/svg+xml"/>
  <manifest:file-entry manifest:full-path="Pictures/10000201000002B7000002CF950F499B913F75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PT Sans"/>
    </style:style>
    <style:style style:name="P2" style:family="paragraph" style:parent-style-name="Standard">
      <style:text-properties style:font-name="PT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PT Sans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PT Sans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PT Sans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bold" officeooo:rsid="001df64f" officeooo:paragraph-rsid="001df64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PT Sans" fo:font-size="16pt" fo:font-weight="bold" officeooo:rsid="001df64f" officeooo:paragraph-rsid="001df64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PT Sans" fo:font-size="12pt" fo:font-weight="normal" officeooo:rsid="001df64f" officeooo:paragraph-rsid="001df64f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PT Sans" officeooo:paragraph-rsid="002497b5"/>
    </style:style>
    <style:style style:name="P10" style:family="paragraph" style:parent-style-name="Table_20_Contents">
      <style:text-properties style:font-name="PT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748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орихин Марк Петрович ФИТ-3 (Заочка)</text:p>
      <text:p text:style-name="P6"/>
      <text:p text:style-name="P6"/>
      <text:p text:style-name="P7">Лабораторная работа №<text:span text:style-name="T2">2</text:span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draw:frame draw:style-name="fr1" draw:name="Image1" text:anchor-type="paragraph" svg:width="17.395cm" svg:height="17.974cm" draw:z-index="0"><draw:image xlink:href="Pictures/10009DD00000590000005BF7E9061D1626D03E45.svg" xlink:type="simple" xlink:show="embed" xlink:actuate="onLoad" loext:mime-type="image/svg+xml"/><draw:image xlink:href="Pictures/10000201000002B7000002CF950F499B913F7589.png" xlink:type="simple" xlink:show="embed" xlink:actuate="onLoad"/></draw:frame></text:p>
          </table:table-cell>
        </table:table-row>
        <text:soft-page-break/>
        <table:table-row>
          <table:table-cell table:style-name="Table1.A1" office:value-type="string">
            <text:p text:style-name="P10"><draw:frame draw:style-name="fr2" draw:name="Image2" text:anchor-type="paragraph" svg:width="17.395cm" svg:height="18.166cm" draw:z-index="1"><draw:image xlink:href="Pictures/10009D860000580400005BEC80399CB5D4803C15.svg" xlink:type="simple" xlink:show="embed" xlink:actuate="onLoad" loext:mime-type="image/svg+xml"/><draw:image xlink:href="Pictures/10000201000002B4000002D22C92EE44537ED598.png" xlink:type="simple" xlink:show="embed" xlink:actuate="onLoad"/></draw:frame></text:p>
          </table:table-cell>
        </table:table-row>
        <text:soft-page-break/>
        <table:table-row>
          <table:table-cell table:style-name="Table1.A1" office:value-type="string">
            <text:p text:style-name="P10"><draw:frame draw:style-name="fr2" draw:name="Image3" text:anchor-type="paragraph" svg:width="17.395cm" svg:height="18.038cm" draw:z-index="2"><draw:image xlink:href="Pictures/1000A62E0000590000005C4C995794D34CC5AF7B.svg" xlink:type="simple" xlink:show="embed" xlink:actuate="onLoad" loext:mime-type="image/svg+xml"/><draw:image xlink:href="Pictures/10000201000002B6000002D09BFB660B6E2E7E37.png" xlink:type="simple" xlink:show="embed" xlink:actuate="onLoad"/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5:26:49.614049065</meta:creation-date>
    <dc:date>2018-02-10T16:59:52.109748727</dc:date>
    <meta:editing-duration>PT30M55S</meta:editing-duration>
    <meta:editing-cycles>6</meta:editing-cycles>
    <meta:generator>LibreOffice/5.4.4.2$Linux_X86_64 LibreOffice_project/40m0$Build-2</meta:generator>
    <meta:document-statistic meta:table-count="1" meta:image-count="3" meta:object-count="0" meta:page-count="3" meta:paragraph-count="2" meta:word-count="8" meta:character-count="58" meta:non-whitespace-character-count="52"/>
  </office:meta>
</office:document-meta>
</file>